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7c4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7c4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7c4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7c4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7c4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7c4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7c4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7c4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7c4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7c4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7c4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7c4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7c4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7c4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7c4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7c4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7c4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Rafael  Vargas Sot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270716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osmer Rafael Vargas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8201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7.0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5" meta:non-whitespace-character-count="1005"/>
    <meta:template xlink:type="simple" xlink:actuate="onRequest" xlink:title="Normal" xlink:href=""/>
  </office:meta>
</office:document-meta>
</file>